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1">
      <style:text-properties style:font-name="Arial"/>
    </style:style>
    <style:style style:name="T1" style:family="text">
      <style:text-properties fo:font-variant="normal" fo:text-transform="none" fo:color="#333333" style:font-name="Consolas" fo:font-size="10.5pt" fo:letter-spacing="normal" fo:font-style="normal" fo:font-weight="normal"/>
    </style:style>
    <style:style style:name="T2" style:family="text">
      <style:text-properties fo:font-variant="normal" fo:text-transform="none" fo:color="#333333" style:font-name="Helvetica Neue" fo:font-size="12pt" fo:letter-spacing="normal" fo:font-style="normal" fo:font-weight="normal"/>
    </style:style>
    <style:style style:name="T3" style:family="text">
      <style:text-properties fo:font-variant="normal" fo:text-transform="none" fo:color="#333333" fo:font-size="10.5pt" fo:letter-spacing="normal" fo:font-style="normal" fo:font-weight="normal"/>
    </style:style>
    <style:style style:name="T4" style:family="text">
      <style:text-properties fo:font-variant="normal" fo:text-transform="none" fo:color="#333333" fo:font-size="12pt" fo:letter-spacing="normal" fo:font-style="normal" fo:font-weight="normal"/>
    </style:style>
    <style:style style:name="T5" style:family="text">
      <style:text-properties fo:font-variant="normal" fo:text-transform="none" fo:color="#333333" style:font-name="Arial" fo:font-size="10.5pt" fo:letter-spacing="normal" fo:font-style="normal" fo:font-weight="normal"/>
    </style:style>
    <style:style style:name="T6" style:family="text">
      <style:text-properties fo:font-variant="normal" fo:text-transform="none" fo:color="#333333" style:font-name="Arial" fo:font-size="12pt" fo:letter-spacing="normal" fo:font-style="normal" fo:font-weight="normal"/>
    </style:style>
    <style:style style:name="T7" style:family="text">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GeoNet</text:p>
      <text:p text:style-name="P1"/>
      <text:p text:style-name="P1">This is the python implementation of GeoNet originally written in MATLAB</text:p>
      <text:p text:style-name="Text_20_body"><text:span text:style-name="T7">and maintained at </text:span><text:a xlink:type="simple" xlink:href="https://sites.google.com/site/geonethome/" text:style-name="Internet_20_link" text:visited-style-name="Visited_20_Internet_20_Link"><text:span text:style-name="T7">https://sites.google.com/site/geonethome/</text:span></text:a><text:span text:style-name="T7"> </text:span></text:p>
      <text:p text:style-name="P1"/>
      <text:p text:style-name="P1">This version of GeoNet follows the same algorithm as GeoNet with a few differences enumerated below.</text:p>
      <text:p text:style-name="P1"/>
      <text:list xml:id="list539063929449327752" text:style-name="L1">
        <text:list-item>
          <text:p text:style-name="P2">The geotiff files i.e. lidar datasets are read using gdal libraries</text:p>
        </text:list-item>
        <text:list-item>
          <text:p text:style-name="P2">The internal and external hull created within GeoNet are not created in pyGeoNet. This step has no effect on the final results obtained.</text:p>
        </text:list-item>
        <text:list-item>
          <text:p text:style-name="P2">The slope and curvature are computed using gradient function in numpy library and this might have some differences.</text:p>
        </text:list-item>
        <text:list-item>
          <text:p text:style-name="P2">The biggest difference between GeoNet[MATLAB] and pyGeoNet is the flow accumulation. GRASS GIS is used in the background to read the filtered DEM and then compute flow accumulation using the r.watershed functionality in GRASS GIS. This might produce different flow accumulation values than GeoNet[MATLAB].</text:p>
        </text:list-item>
        <text:list-item>
          <text:p text:style-name="P2">The fast marching algorithm used for computing geodesics is also different. pyGeoNet uses scikit-skfmm library to compute the cost function.</text:p>
        </text:list-item>
        <text:list-item>
          <text:p text:style-name="P2">The skeleton threshold used to remove rouge skeleton pixels is also not the same as in GeoNet. This is more of a bug in pyGeoNet rather than a difference.</text:p>
          <text:p text:style-name="P2"/>
        </text:list-item>
      </text:list>
      <text:p text:style-name="P1"/>
      <text:p text:style-name="P1"/>
      <text:p text:style-name="P1">On a new machine:</text:p>
      <text:p text:style-name="P1">install python</text:p>
      <text:p text:style-name="P1">install pip </text:p>
      <text:p text:style-name="Text_20_body"><text:span text:style-name="T7"><text:tab/>download get-pip.py from </text:span><text:a xlink:type="simple" xlink:href="https://pip.pypa.io/en/latest/installing.html" text:style-name="Internet_20_link" text:visited-style-name="Visited_20_Internet_20_Link"><text:span text:style-name="T7">https://pip.pypa.io/en/latest/installing.html</text:span></text:a></text:p>
      <text:p text:style-name="P1">Download GRASS GIS:</text:p>
      <text:p text:style-name="P1">This version of the pygeonet is tested on WinGRASS-7.0.0svn-r61281-1030-Setup (64 bit) Upon installation of the GRASS GIS we need to set up some environment variables to call GRASS GIS modules outside GRASS environment.</text:p>
      <text:p text:style-name="P1">Not sure if we will need all of them, but you can try all the combinations below.</text:p>
      <text:p text:style-name="Text_20_body"><text:span text:style-name="Source_20_Text"><text:span text:style-name="T5">GISBASE C:\GRASSGIS7SVN</text:span></text:span><text:span text:style-name="T6"> </text:span><text:span text:style-name="Source_20_Text"><text:span text:style-name="T5">GISRC C:\Users\Harish\Documents\.grass7</text:span></text:span></text:p>
      <text:p text:style-name="Text_20_body"><text:span text:style-name="Source_20_Text"><text:span text:style-name="T5">GRASS_SH C:\GRASSGIS7SVN\mysys\bin\sh.exe</text:span></text:span></text:p>
      <text:p text:style-name="Text_20_body"><text:span text:style-name="Source_20_Text"><text:span text:style-name="T5">LD_LIBRARY_PATH C:\GRASSGIS7SVN\lib</text:span></text:span></text:p>
      <text:p text:style-name="Text_20_body"><text:span text:style-name="Source_20_Text"><text:span text:style-name="T5">PYTHON_INCLUDE C:\Python27\include</text:span></text:span><text:span text:style-name="T6"> </text:span><text:span text:style-name="Source_20_Text"><text:span text:style-name="T5">PYTHON_LIB C:\Python27\libs\Python27.lib</text:span></text:span></text:p>
      <text:p text:style-name="Text_20_body"><text:soft-page-break/><text:span text:style-name="Source_20_Text"><text:span text:style-name="T5">PYTHONLIB C:\GRASSGIS7SVN\Python27</text:span></text:span><text:span text:style-name="T6"> </text:span><text:span text:style-name="Source_20_Text"><text:span text:style-name="T5">PYTHONPATH C:\GRASSGIS7SVN\etc\python</text:span></text:span></text:p>
      <text:p text:style-name="P1">The .grass7 file should be as below:</text:p>
      <text:p text:style-name="Text_20_body"><text:span text:style-name="Source_20_Text"><text:span text:style-name="T5">GISDBASE: C:\Users\Harish\Documents\grassdata</text:span></text:span></text:p>
      <text:p text:style-name="Text_20_body"><text:span text:style-name="Source_20_Text"><text:span text:style-name="T5">LOCATION_NAME: geonet</text:span></text:span></text:p>
      <text:p text:style-name="Text_20_body"><text:span text:style-name="Source_20_Text"><text:span text:style-name="T5">MAPSET: geonetuser</text:span></text:span></text:p>
      <text:p text:style-name="Text_20_body"><text:span text:style-name="Source_20_Text"><text:span text:style-name="T5">GRASS_DB_ENCODING: ascii</text:span></text:span></text:p>
      <text:p text:style-name="P1"><text:bookmark text:name="user-content-dependencies"/>Dependencies</text:p>
      <text:p text:style-name="Text_20_body"><text:span text:style-name="T6">Like many open-source programs, pyGeoNet depends on the work of many others in the form of libraries and uses those libraries to achieve the goal. Please install the below libraries before running the </text:span><text:span text:style-name="Source_20_Text"><text:span text:style-name="T5">pygeonet_processing.py file</text:span></text:span></text:p>
      <text:p text:style-name="P1"><text:bookmark text:name="user-content-essential-packages"/>Essential packages</text:p>
      <text:p text:style-name="P1">Some of the required libraries for this software to work: 'argparse==1.2.1', 'backports.ssl-match-hostname==3.4.0.2', 'bottleneck==0.8.0', 'gdal==1.11.0', 'image==1.3.3', 'jinja2==2.7.3', 'markupsafe==0.23', 'matplotlib==1.3.1', 'numpy==1.8.2', 'pandas==0.14.1', 'patsy==0.3.0', 'pillow==2.6.1', 'pyparsing==2.0.2', 'pyreadline==2.0', 'python-dateutil==2.2', 'pytz==2014.4', 'pyzmq==14.3.1', 'qrcode==5.1', 'reportlab==3.1.8', 'scikit-fmm==0.0.5', 'scipy==0.14.0', 'six==1.7.3', 'statsmodels==0.5.0', 'stevedore==0.15', 'tornado==4.0.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ish Sangireddy</meta:initial-creator>
    <meta:creation-date>2015-01-12T21:17:55.47</meta:creation-date>
    <dc:date>2015-01-17T23:08:55.15</dc:date>
    <dc:creator>Harish Sangireddy</dc:creator>
    <meta:editing-duration>PT2H38M13S</meta:editing-duration>
    <meta:editing-cycles>10</meta:editing-cycles>
    <meta:generator>OpenOffice/4.1.1$Win32 OpenOffice.org_project/411m6$Build-9775</meta:generator>
    <meta:document-statistic meta:table-count="0" meta:image-count="0" meta:object-count="0" meta:page-count="2" meta:paragraph-count="31" meta:word-count="352" meta:character-count="2826"/>
  </office:meta>
</office:document-meta>
</file>